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d947b"/>
    </style:style>
    <style:style style:name="P2" style:family="paragraph" style:parent-style-name="Text_20_body">
      <style:text-properties officeooo:rsid="000f156f" officeooo:paragraph-rsid="000f156f"/>
    </style:style>
    <style:style style:name="P3" style:family="paragraph" style:parent-style-name="Text_20_body">
      <style:text-properties officeooo:paragraph-rsid="000f156f"/>
    </style:style>
    <style:style style:name="P4" style:family="paragraph" style:parent-style-name="Text_20_body">
      <style:text-properties officeooo:paragraph-rsid="0010aa58"/>
    </style:style>
    <style:style style:name="P5" style:family="paragraph" style:parent-style-name="Text_20_body">
      <style:text-properties officeooo:rsid="0011cb51" officeooo:paragraph-rsid="0011cb51"/>
    </style:style>
    <style:style style:name="P6" style:family="paragraph" style:parent-style-name="Text_20_body">
      <style:text-properties officeooo:paragraph-rsid="0011cb51"/>
    </style:style>
    <style:style style:name="P7" style:family="paragraph" style:parent-style-name="Text_20_body">
      <style:text-properties officeooo:paragraph-rsid="0011cb51" fo:background-color="#ffffff"/>
    </style:style>
    <style:style style:name="P8" style:family="paragraph" style:parent-style-name="Standard">
      <style:text-properties officeooo:rsid="000d947b" officeooo:paragraph-rsid="000d947b"/>
    </style:style>
    <style:style style:name="P9" style:family="paragraph" style:parent-style-name="Standard">
      <style:text-properties officeooo:paragraph-rsid="0010aa58"/>
    </style:style>
    <style:style style:name="P10" style:family="paragraph" style:parent-style-name="Standard">
      <style:text-properties officeooo:rsid="000d947b" officeooo:paragraph-rsid="0010aa58"/>
    </style:style>
    <style:style style:name="P11" style:family="paragraph" style:parent-style-name="Text_20_body">
      <style:text-properties officeooo:rsid="000d947b" officeooo:paragraph-rsid="000d947b"/>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T1" style:family="text">
      <style:text-properties officeooo:rsid="000d947b"/>
    </style:style>
    <style:style style:name="T2" style:family="text">
      <style:text-properties officeooo:rsid="000f156f"/>
    </style:style>
    <style:style style:name="T3" style:family="text">
      <style:text-properties officeooo:rsid="0010aa58"/>
    </style:style>
    <style:style style:name="T4" style:family="text">
      <style:text-properties officeooo:rsid="0011cb51"/>
    </style:style>
    <style:style style:name="T5"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1.¿Q</text:span>ue es el sistema de control de versiones?</text:p>
      <text:p text:style-name="P10">Es un sistema que registra los cambios realizados sobre un conjunto de archivos mediante versiones que permite la sincronizacion entre desarrolladores para diferentes ramas del proyecto.</text:p>
      <text:p text:style-name="P9"/>
      <text:p text:style-name="P9"><text:span text:style-name="T1">2.</text:span>¿Cuántas fases hay en la etapa de planificación de pruebas y cuáles son? Define dos brevemente.</text:p>
      <text:p text:style-name="P8"/>
      <text:p text:style-name="P11"><text:tab/>1.Diseño del plan de pruebas.</text:p>
      <text:p text:style-name="P1"><text:span text:style-name="T1"><text:tab/>2.</text:span>Diseño de casos de prueba.</text:p>
      <text:p text:style-name="P1"><text:span text:style-name="T1"><text:tab/>3.</text:span>Prueba. Se lleva a cabo la escritura del código de pruebas de los casos anteriormente <text:tab/>diseñados y se realiza la ejecución de las pruebas.</text:p>
      <text:p text:style-name="P1"><text:span text:style-name="T1"><text:tab/>4.</text:span>Comparación y evaluación de resultados. Teniendo en cuenta los resultados esperados se <text:tab/>comparan con los obtenidos, si son iguales se considera la prueba válida, sino se aplican los <text:tab/>procedimientos definidos en el plan de pruebas.</text:p>
      <text:p text:style-name="P1"><text:span text:style-name="T1"><text:tab/>5.</text:span>Localización del error.</text:p>
      <text:p text:style-name="P2">3.Las pruebas de integración pertenecen a caja blanca y caja negra</text:p>
      <text:p text:style-name="P3"><text:span text:style-name="T2">4.</text:span>¿<text:span text:style-name="T2">C</text:span>uáles son los patrones de refactorización? decir dos ejemplos de cada uno </text:p>
      <text:p text:style-name="P3"><text:tab/>-Creacionales: Prototype y Singleton  </text:p>
      <text:p text:style-name="Text_20_body"><text:tab/>-Estructurales: MVC, Adapter</text:p>
      <text:p text:style-name="Text_20_body"><text:tab/>-de Comportamiento: Iterator, Memento, State, Visito<text:span text:style-name="T2">r</text:span></text:p>
      <text:p text:style-name="P3"><text:span text:style-name="T2">5. </text:span>¿Diferencias entre caja negra y caja blanca?</text:p>
      <text:p text:style-name="P3">Las pruebas de caja blanca son pruebas estructurales. Conociendo el código y siguiendo su estructura lógica, se pueden diseñar pruebas destinadas a comprobar que el código hace correctamente lo que el diseño de bajo nivel indica y otras que demuestren que no se comporta adecuadamente ante determinadas situaciones.<text:span text:style-name="Strong_20_Emphasis"><text:line-break/> </text:span>Las pruebas de caja negra  son pruebas funcionales. Se parte de los requisitos funcionales, a muy alto nivel, para diseñar pruebas que se aplican sobre el sistema sin necesidad de conocer como está construido por dentro.</text:p>
      <text:p text:style-name="P3"><text:span text:style-name="T2">6. </text:span>Documentación mínima durante la fase de pruebas.</text:p>
      <text:p text:style-name="P2">Una posible documentacion minima seria esta:</text:p>
      <text:p text:style-name="P3">- Plan de pruebas<text:line-break/> - Especificación de requerimientos<text:line-break/> - Caso de pruebas<text:line-break/> - Reporte de incidentes de prueba<text:line-break/> - Resumen de pruebas</text:p>
      <text:p text:style-name="P3"/>
      <text:p text:style-name="P3"/>
      <text:p text:style-name="P3"/>
      <text:p text:style-name="P3"><text:soft-page-break/><text:span text:style-name="T2">7. Que son los </text:span>getter y setters.</text:p>
      <text:p text:style-name="P3"><text:span text:style-name="T2">M</text:span>étodos de acceso <text:span text:style-name="T2">publico de una clase que contiene atributos (variables) privados.</text:span></text:p>
      <text:p text:style-name="Text_20_body">Getter: sirve para obtener el valor ya asignado a un atributo y utilizarlo para cierto método.</text:p>
      <text:p text:style-name="Text_20_body">Setter: sirve para asignar un valor inicial a un atributo, nunca retorna nada.</text:p>
      <text:p text:style-name="Text_20_body"><text:span text:style-name="T2">8. </text:span>¿En qué consisten las pruebas de regresión?</text:p>
      <text:p text:style-name="Text_20_body">Consiste en volver a probar las pruebas iniciales después de haber realizado cambios en dicho programa y que funcionen las pruebas iniciales juntos con las pruebas nuevas.</text:p>
      <text:p text:style-name="P3"><text:span text:style-name="T2">9. </text:span>Errores mas comunes en fase de pruebas</text:p>
      <text:p text:style-name="P3"><text:tab/>-Suponer que no hay errores.<text:line-break/><text:tab/>-Efectuar las pruebas solo el programador del programa.<text:line-break/><text:tab/>-No especificar resultado esperado.<text:line-break/><text:tab/>-No probar condiciones invalidas.<text:line-break/><text:tab/>-No definir entradas, acciones y salidas esperadas.<text:line-break/><text:tab/>-No construir caso de pruebas completo.<text:line-break/><text:tab/>-No llevar a cabo riesgo.<text:line-break/><text:tab/>-No recordar que se pueden cometer fallos en las pruebas.</text:p>
      <text:p text:style-name="P4"><text:span text:style-name="T3">10. </text:span>¿Cuáles son las dos técnicas más comunes de las pruebas de caja negra?</text:p>
      <text:p text:style-name="P4"><text:tab/>Partición de equivalencia</text:p>
      <text:p text:style-name="P4"><text:tab/>Análisis de valores límites</text:p>
      <text:p text:style-name="P4"><text:span text:style-name="T3">11. </text:span>¿<text:span text:style-name="T3">Q</text:span>ué diferencias hay entre un error, un fallo y defecto de software?</text:p>
      <text:p text:style-name="P4"><text:tab/>El defecto es un fallo en la calidad del resultado esperado.</text:p>
      <text:p text:style-name="Text_20_body"><text:tab/>El fallo es una consecuencia del defecto de software.</text:p>
      <text:p text:style-name="Text_20_body"><text:tab/>El error es una <text:span text:style-name="T3">consecuencia del fallo </text:span>directamente en el programa y suele ser fallo del <text:tab/><text:span text:style-name="T3">programador.</text:span></text:p>
      <text:p text:style-name="P4"><text:span text:style-name="T3">12. </text:span>Define que son las pruebas de software.</text:p>
      <text:p text:style-name="P4">Se define como el proceso que ayuda a identificar la corrección, completitud, seguridad y calidad del software desarrollado.</text:p>
      <text:p text:style-name="P4"/>
      <text:p text:style-name="P4"/>
      <text:p text:style-name="P4"/>
      <text:p text:style-name="P4"/>
      <text:p text:style-name="P4"/>
      <text:p text:style-name="P4"/>
      <text:p text:style-name="P4"/>
      <text:p text:style-name="P4"><text:soft-page-break/><text:span text:style-name="T3">13. </text:span>¿Cuales son las las pruebas principales que se utilizan en la técnica de caja blanca?</text:p>
      <text:p text:style-name="P4"><text:bookmark text:name="yui_3_17_2_1_1520412149994_35"/><text:tab/>Ejecutar cada sentencia al menos una vez</text:p>
      <text:p text:style-name="Text_20_body"><text:tab/>Invocar cada subrutina al menos una vez.</text:p>
      <text:p text:style-name="Text_20_body"><text:tab/>Aplicar cobertura de decisión. Asignar a cada decisión al menos una vez un resultado <text:tab/>verdadero y otro falso.</text:p>
      <text:p text:style-name="Text_20_body"><text:tab/>Aplicar cobertura de decisión/condición. Asignar a cada condición al menos una vez un <text:tab/>resultado verdadero y otro falso.</text:p>
      <text:p text:style-name="Text_20_body"><text:tab/>Probar los bucles.</text:p>
      <text:p text:style-name="P6"><text:span text:style-name="T4">14. </text:span>¿Cuál es la mejor forma de prevenir las limitaciones?</text:p>
      <text:p text:style-name="P6">La mejor forma de prevenir las limitaciones es mediante los test unitarios para garantizar el correcto funcionamiento independiente de lo que suceda internamente</text:p>
      <text:p text:style-name="P6"><text:span text:style-name="T4">15. </text:span>Refactorizacion ¿Que es, cual es su funcion y cuales son sus limitaciones?</text:p>
      <text:p text:style-name="P5"><text:tab/>Proceso de restructuración de código que no cambia el comportamiento del mismo. </text:p>
      <text:p text:style-name="Text_20_body"><text:tab/>Se suele utilizar para mejorar y facilitar la lectura de código, versatilidad, o reducir su <text:tab/>complejidad.</text:p>
      <text:p text:style-name="Text_20_body"><text:tab/>Puede ser que al cambiar el código se produzca un cambio en el comportamiento no <text:tab/>desead<text:span text:style-name="T4">o</text:span>,se añadan bugs o pasen ambas cosas. Para poder evitarlo se pueden utilizar prue<text:span text:style-name="T4">b</text:span>as <text:tab/>de caja negra, garantizando el buen funcionamiento del programa <text:tab/>independientemente de lo <text:tab/>que suceda internamente.</text:p>
      <text:p text:style-name="P6"><text:span text:style-name="T4">16. </text:span>¿Qué es la refactorización? Nombra los patrones de refactorización más usuales</text:p>
      <text:p text:style-name="P7">Proceso de reestructuración de código mediante diferentes técnicas, pero que no cambia su comportamiento. Esto mejora la lectura de código además de reducir la complejidad del mismo. En el eXtreme Programming, es necesario modificar el código que ya se ha escrito con anterioridad.</text:p>
      <text:p text:style-name="Text_20_body"><text:span text:style-name="T5">Los patrones más usuales de refactorización</text:span> son:</text:p>
      <text:list xml:id="list2685877041" text:style-name="L1">
        <text:list-item>
          <text:p text:style-name="P12">Patrones creacionales: </text:p>
        </text:list-item>
      </text:list>
      <text:list xml:id="list3444883603" text:style-name="L2">
        <text:list-item>
          <text:p text:style-name="P13">Patrones estructurales</text:p>
        </text:list-item>
      </text:list>
      <text:list xml:id="list10720758" text:style-name="L3">
        <text:list-item>
          <text:p text:style-name="P14">Patrones de comportamiento</text:p>
        </text:list-item>
      </text:list>
      <text:p text:style-name="P6"/>
      <text:p text:style-name="P6"/>
      <text:p text:style-name="P6"/>
      <text:p text:style-name="P6"/>
      <text:p text:style-name="P6"/>
      <text:p text:style-name="P6"/>
      <text:p text:style-name="P6"/>
      <text:p text:style-name="P6"><text:soft-page-break/><text:span text:style-name="T4">17. </text:span>Características de GIT</text:p>
      <text:p text:style-name="P6">Branch locales que son fáciles de crear, no tienen que ser públicos y son útiles para organizar el trabajo.</text:p>
      <text:p text:style-name="Text_20_body">todo es local, se puede trabajar sin red y los repositorios de los trabajadores son iguales</text:p>
      <text:p text:style-name="Text_20_body">es rápido</text:p>
      <text:p text:style-name="Text_20_body">es pequeño. Si 2 archivos son iguales solo se guarda el contenido de 1 archivo comprimido y compactado</text:p>
      <text:p text:style-name="Text_20_body">es un scv distribuido en los que todos los desarrolladores tienen una copia del repositorio.</text:p>
      <text:p text:style-name="Text_20_body">permite múltiples flujos de trabajo</text:p>
      <text:p text:style-name="Text_20_body">es el nuevo estándar en proyectos Android, apache...</text:p>
      <text:p text:style-name="P6"><text:span text:style-name="T4">18. </text:span>Que metodología utiliza principalmente la refactorización para su proceso</text:p>
      <text:p text:style-name="P6">En la metodología Xtreme Programming es necesario cambiar el código ya escrito a través de esta técn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9:15:49.423367174</meta:creation-date>
    <dc:date>2018-03-07T10:08:26.646565373</dc:date>
    <meta:editing-duration>PT2M5S</meta:editing-duration>
    <meta:editing-cycles>1</meta:editing-cycles>
    <meta:generator>LibreOffice/5.4.0.3$Linux_X86_64 LibreOffice_project/40m0$Build-3</meta:generator>
    <meta:document-statistic meta:table-count="0" meta:image-count="0" meta:object-count="0" meta:page-count="4" meta:paragraph-count="63" meta:word-count="896" meta:character-count="5703" meta:non-whitespace-character-count="4822"/>
  </office:meta>
</office:document-meta>
</file>